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/>
    <style:font-face style:name="Nimbus Roman No9 L1" svg:font-family="'Nimbus Roman No9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5.7708in" fo:margin-left="0.4104in" fo:margin-right="0.7438in" table:align="margins" style:writing-mode="lr-tb"/>
    </style:style>
    <style:style style:name="Table1.A" style:family="table-column">
      <style:table-column-properties style:column-width="5.7708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5.7708in" fo:margin-left="0.4104in" fo:margin-right="0.7438in" table:align="margins" style:writing-mode="lr-tb"/>
    </style:style>
    <style:style style:name="Table2.A" style:family="table-column">
      <style:table-column-properties style:column-width="5.7708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5.7708in" fo:margin-left="0.4104in" fo:margin-right="0.7438in" table:align="margins" style:writing-mode="lr-tb"/>
    </style:style>
    <style:style style:name="Table3.A" style:family="table-column">
      <style:table-column-properties style:column-width="5.7708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5.7465in" fo:margin-left="0.4167in" fo:margin-right="0.7618in" table:align="margins" style:writing-mode="lr-tb"/>
    </style:style>
    <style:style style:name="Table4.A" style:family="table-column">
      <style:table-column-properties style:column-width="5.7465in" style:rel-column-width="65535*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lain_20_Text">
      <style:paragraph-properties fo:text-align="center" style:justify-single-word="false"/>
      <style:text-properties style:font-name="Nimbus Roman No9 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Plain_20_Text">
      <style:text-properties style:font-name="Nimbus Roman No9 L1" fo:font-size="12pt" fo:font-style="italic" style:font-size-asian="12pt" style:font-style-asian="italic" style:font-size-complex="12pt" style:font-style-complex="italic"/>
    </style:style>
    <style:style style:name="P4" style:family="paragraph" style:parent-style-name="Plain_20_Text">
      <style:text-properties style:font-name="Nimbus Roman No9 L1" fo:font-size="12pt" style:font-size-asian="12pt" style:font-size-complex="12pt"/>
    </style:style>
    <style:style style:name="P5" style:family="paragraph" style:parent-style-name="Standard">
      <style:text-properties style:font-name="Nimbus Roman No9 L1" fo:font-size="12pt" style:font-size-asian="12pt" style:font-size-complex="12pt"/>
    </style:style>
    <style:style style:name="P6" style:family="paragraph" style:parent-style-name="Horizontal_20_Line">
      <style:text-properties style:font-name="Nimbus Roman No9 L1" fo:font-size="12pt" style:font-size-asian="12pt" style:font-size-complex="12pt"/>
    </style:style>
    <style:style style:name="P7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8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Plain_20_Text">
      <style:text-properties style:font-name="Nimbus Roman No9 L1" fo:font-size="12pt" fo:font-style="italic" style:font-size-asian="12pt" style:font-style-asian="italic" style:font-size-complex="12pt" style:font-style-complex="italic"/>
    </style:style>
    <style:style style:name="P10" style:family="paragraph" style:parent-style-name="Plain_20_Text">
      <style:text-properties style:font-name="Nimbus Roman No9 L1" fo:font-size="12pt" style:font-size-asian="12pt" style:font-size-complex="12pt"/>
    </style:style>
    <style:style style:name="P11" style:family="paragraph" style:parent-style-name="Plain_20_Text">
      <style:text-properties style:font-name="Nimbus Roman No9 L" fo:font-size="12pt" style:font-size-asian="12pt" style:font-size-complex="12pt"/>
    </style:style>
    <style:style style:name="P12" style:family="paragraph" style:parent-style-name="Plain_20_Text" style:list-style-name="L1"/>
    <style:style style:name="T1" style:family="text">
      <style:text-properties style:text-position="0% 100%"/>
    </style:style>
    <style:style style:name="T2" style:family="text">
      <style:text-properties style:font-name="Nimbus Roman No9 L1" fo:font-size="12pt" style:font-size-asian="12pt" style:font-size-complex="12pt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yce Dowell – Indiana University</text:p>
      <text:p text:style-name="P2"><text:span text:style-name="T1">June 1</text:span>, 2009</text:p>
      <text:p text:style-name="P2">Updated: <text:date style:data-style-name="N76" text:date-value="2009-06-09T11:20:31">June 9, 2009</text:date></text:p>
      <text:p text:style-name="P4"/>
      <text:p text:style-name="P4">1. Obtaining the Software</text:p>
      <text:p text:style-name="Horizontal_20_Line"/>
      <text:p text:style-name="P4">The Clean Tools software can be obtained using SVN. <text:s/>For the current version, use the following command:</text:p>
      <text:p text:style-name="P4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">svn export http://dowellhouse2.dyndns.org/subversion/tags/Cleantools-1.0.2</text:p>
            </table:table-cell>
          </table:table-row>
        </table:table-header-rows>
      </table:table>
      <text:p text:style-name="P4"/>
      <text:p text:style-name="P4">For the development version use:</text:p>
      <text:p text:style-name="P4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svn export http://dowellhouse2.dyndns.org/subversion/trunk/IDL/ALFALFA/deconvolution</text:p>
            </table:table-cell>
          </table:table-row>
        </table:table-header-rows>
      </table:table>
      <text:p text:style-name="P4"/>
      <text:p text:style-name="P4">It is strongly recommended that you avoid the development version and that you use the most current version of the software package as the development version may have unknown errors.</text:p>
      <text:p text:style-name="P4"/>
      <text:p text:style-name="P4">2. <text:s/>Configuration</text:p>
      <text:p text:style-name="Horizontal_20_Line"/>
      <text:p text:style-name="P3">Directory Structure:</text:p>
      <text:p text:style-name="P4">Before the software can be configured and the Clean Tools module built, the files need to be moved to a directory called “deconvolution” that is under the IDL ALFALFA directory. <text:s/>If this directory does not already exist, it needs to be created.</text:p>
      <text:p text:style-name="P4"/>
      <text:p text:style-name="P3">Compiling the Software:</text:p>
      <text:p text:style-name="P4">For added speed, Clean Tools needs a compiled C module that can be called from IDL. <text:s/>The configuration and compiling of this module are accomplished with the “configure” script included with the software and the “make” command, respectively. <text:s/></text:p>
      <text:p text:style-name="P4"/>
      <text:p text:style-name="P4">The configure script has a variety of options, most of which are not important. <text:s/>There are two, however, that are. <text:s/>The first is “--disable-openmp” which turns off OpenMP support. <text:s/>OpenMP support is turned on by default and allows the C module to use multiple CPU/cores on machines that have them. <text:s/>The OpenMP support, however, is limited to GCC &gt;= 4.3.1 and the Intel C Compiler (ICC). <text:s/>If you don't have <text:soft-page-break/>either of these installed on your machine, you should use the “--disable-openmp” flag. <text:s/>The other option that is of importance is the “--with-idl-inc=PATH” which specifies the path to the “idl_export.h”. <text:s/>By default, the configure script search the paths:</text:p>
      <text:list xml:id="list60119878" text:style-name="L1">
        <text:list-item>
          <text:p text:style-name="P12"><text:span text:style-name="T2">/usr/local/itt/idl/external/include</text:span></text:p>
        </text:list-item>
        <text:list-item>
          <text:p text:style-name="P12"><text:span text:style-name="T2">/usr/local/rsi/idl/external/include</text:span></text:p>
        </text:list-item>
      </text:list>
      <text:p text:style-name="Plain_20_Text"><text:span text:style-name="T2">for this file. <text:s/>If your “idl_export.h” file is not in either of these paths, you should use this flag to tell the configure script where to find it.</text:span></text:p>
      <text:p text:style-name="Plain_20_Text"><text:span text:style-name="T2"/></text:p>
      <text:p text:style-name="Plain_20_Text"><text:span text:style-name="T2">Once the configure script has successfully completed and generated a “Makefile”, the module can be compiled with the “make” command. <text:s/>make will create a three object files (*.o) and the Clean Tools module “clean_tools.so”. <text:s/>There is no need to run “make install” at this point because all of the files are <text:s/>already in the correct locations.</text:span></text:p>
      <text:p text:style-name="P4"/>
      <text:p text:style-name="P3">IDL Setup:</text:p>
      <text:p text:style-name="P4">The final step is to modify the “.idlstartup” file to include the path the to Clean Tools software. <text:s/>This requires adding the line:</text:p>
      <text:p text:style-name="P4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4">!path = expand_path('+' + homedir + 'ALFALFA/deconvolution') + ':' + !path</text:p>
            </table:table-cell>
          </table:table-row>
        </table:table-header-rows>
      </table:table>
      <text:p text:style-name="P5"/>
      <text:p text:style-name="P5">after the other ALFLFA path declarations.</text:p>
      <text:p text:style-name="P4"/>
      <text:p text:style-name="P4">3. <text:s/>Testing the Installation</text:p>
      <text:p text:style-name="P6"/>
      <text:p text:style-name="P4">After the software has been configured and installed, it can be run though a simple test using IDL. <text:s/>To do this, start IDL and run:</text:p>
      <text:p text:style-name="P4"/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P4">@wasinit2</text:p>
              <text:p text:style-name="P4">@alfinit</text:p>
              <text:p text:style-name="P4">@cleaninit2</text:p>
            </table:table-cell>
          </table:table-row>
        </table:table-header-rows>
      </table:table>
      <text:p text:style-name="Standard"/>
      <text:p text:style-name="P11">Check the output of “@cleaninit2” for any errors. <text:s/>Any errors generated by this batch file are likely the result of a problem with the installation of the C module. <text:s/>If you see these errors, check the path where you installed Clean Tools and make sure the file “clean_tools.so” is pres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/>
    <style:font-face style:name="Nimbus Roman No9 L1" svg:font-family="'Nimbus Roman No9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nstalling the Clean Tools Package</text:p>
      </style:header>
      <style:footer>
        <text:p text:style-name="MP2"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6-01T10:57:36</meta:creation-date>
    <dc:date>2009-06-09T11:20:31</dc:date>
    <meta:editing-cycles>29</meta:editing-cycles>
    <meta:editing-duration>PT24H10M35S</meta:editing-duration>
    <meta:document-statistic meta:table-count="4" meta:image-count="0" meta:object-count="0" meta:page-count="2" meta:paragraph-count="31" meta:word-count="508" meta:character-count="3113"/>
    <meta:user-defined meta:name="Info 1"/>
    <meta:user-defined meta:name="Info 2"/>
    <meta:user-defined meta:name="Info 3"/>
    <meta:user-defined meta:name="Info 4"/>
  </office:meta>
</office:document-meta>
</file>